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officeooo:paragraph-rsid="00154a71"/>
    </style:style>
    <style:style style:name="P6" style:family="paragraph" style:parent-style-name="Text_20_body" style:list-style-name="L4"/>
    <style:style style:name="P7" style:family="paragraph" style:parent-style-name="Text_20_body" style:list-style-name="L5"/>
    <style:style style:name="T1" style:family="text">
      <style:text-properties style:text-underline-style="solid" style:text-underline-width="auto" style:text-underline-color="font-color"/>
    </style:style>
    <style:style style:name="T2" style:family="text">
      <style:text-properties officeooo:rsid="00154a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arrollo Social</text:p>
      <text:h text:style-name="Heading_20_2" text:outline-level="2">Registro </text:h>
      <text:p text:style-name="Text_20_body">Se inició el registro a las 8:38am, </text:p>
      <text:h text:style-name="Heading_20_2" text:outline-level="2">Bienvenida (inauguración) </text:h>
      <text:p text:style-name="Text_20_body">Se inició a las 9:09 con la bienvenida del director y se comentó de esfuerzo del primer taller, en donde se intentara conformar una visión en cada mesa, en cada uno de los temas prioritarios. Se para la palabra al señor Rafael, fundador del implan de león, se da un breve reseña del trabajo realizado por el. Se empieza platicando sobre una red de colaboración, se habla sobre la colaboración e interés de la sociedad. Se comenta de los ensayos y los ciudadanos que colaboran para el taller.</text:p>
      <text:h text:style-name="Heading_20_2" text:outline-level="2">Introducción – Presentación de resultados del taller 1 y explicación de la dinámica </text:h>
      <text:p text:style-name="Text_20_body">Comienza comentando sobre una visión a largo plazo, se habla del escenario tendencial y la visión que queremos, generando una visión en grupo. Se continúa explicando la dinámica de cambio de mesas para enriquecer la información, además se comenta que el tercer taller será para definir acciones concretas, ya que si no se quiere llegar a la visión propuesta con anterioridad (taller 1) se tendrá que elegir el camino alterno propuesto. Un ejemplo que se menciono fue México, el cual ha realizado una alternativa de reducir los gases invernadero. </text:p>
      <text:p text:style-name="Text_20_body">Para lograr una visión a largo plazo, se necesita seguir Ideales, y objetivos los cuales se realizarán en base a metas de corto y mediano plazo. De igual forma se mencionó que el siguiente taller es trabajar en el futuro posible, decisiones del entorno.</text:p>
      <text:p text:style-name="Text_20_body">Se dio la palabra a Rodrigo y el platico acerca de los resultados de la visión, comenzando con la mención de los 30 problemas que se recolectaron en el taller 1 de cada mesa y los cuales fueron los que se priorizaron entre las diferentes mesas. Entre los que se mencionaron en la mesa de desarrollo social fueron: la Falta de seguridad, municipio no saludable, poca atención a grupos vulnerables, entre otros. Además se puntualizó en la Tendencia que pasaría si no se hace nada, en el cual se explica el condensado de los escenarios que se generaron en base a los mencionados problemas si no se hace ninguna acción para resolverlos. En el tema de desarrollo social a nivel de ejemplo, se habla del futuro predecible a las condiciones actuales, lo cual generará poca atención a los grupos vulnerables, cada vez serán más en casos de adultos mayores, además aumentara la complicación del entorno laboral de las personas mayores de 45 años. Lo que se quiere es transformar con la información recolectada y hacer algo distinto, cambiar lo que se está haciendo para poder hacer un cambio.</text:p>
      <text:p text:style-name="Text_20_body">Rafa: Se inicia con la elección de futuro deseable, en el cual se llenará un formato de manera individual, que tendrá un tiempo entre 10 a 15min de rondas vertiginosas, se tomara nota de forma conjunta e interactiva, será una visión a 25 años, y se quiere lograr un cambio generacional. Se <text:soft-page-break/>indicó que tomara entre hora y hora y media la actividad.</text:p>
      <text:h text:style-name="Heading_20_2" text:outline-level="2">Ejercicio de construcción de la visión – Futuro deseable </text:h>
      <text:p text:style-name="Text_20_body">Se inició a las 9:35 el ejercicio, con la dinámica de presentación de los que se encuentran en la mesa diciendo el nombre, y la institución de la que proviene. Se comienza con el documento donde se observan los ejes del trabajo pasado, se menciona la priorización de los problemas a atender, y se mencionan cada uno de los problemas, además se explica la priorización que cada persona dela mesa le dio a cada problemas.</text:p>
      <text:p text:style-name="Text_20_body">La señora Luz Jiménez comenta hacer una corrección al problema enunciado con anterioridad: Menciona que a lo que se referían en el problema de vocación educativa es, que existe una gran vocación educativa, el número de instituciones es altísima, pero el problema es la desvinculación que existe con la empresa. Existe una vocación educativa desvinculada del desarrollo social y del desarrollo económico. </text:p>
      <text:p text:style-name="Text_20_body">Dulce comenta sobre lo relacionado en desarrollo económico. Por lo que al final se propuso como nuevo problema la desvinculación del desarrollo social , para dejarle el aspecto económico a la mesa.</text:p>
      <text:p text:style-name="Text_20_body">Cardiel explica: se menciona el ejemplo de la mesa de desarrollo económico que se practico el dia anterior. Ceci explica la sugerencias y de como visualizan la comarca. Se dara lectura de la priorización de los problemas con sus diferentes causas, en el cual se mencionana todos los diferentes causas que se comentaron en el taller pasado. Entre las cuales se mencionan la falta de conectividad de escuelas con el ámbito laboral, gente que se va de la ciudad, no inversiones , no fuentes de tranajo, falta de rumbo, mediocridad, no personas preparadas, vidas sin rumbo, aumento de enfermedades, perdida de conectividad, impunidad, fortalecer vocación educativa en la región. </text:p>
      <text:p text:style-name="Text_20_body">Profesor: se retoma los cinco problemas, se explica el futuro deseable, se menciona los problemas y se dicelo que se quiere el futuro deseable. </text:p>
      <text:p text:style-name="Text_20_body">Alejandro: coemnta que si será con los problemas o ya resuelto.</text:p>
      <text:p text:style-name="Text_20_body">Profesor: se pide que enuncien los problemas, y se escriba la visión deseable.</text:p>
      <text:p text:style-name="Text_20_body">Ceci: una visión mas concreta mas específica, que no se expandan, en aspectos que crean proponer. Se empienza con la dinamica a als 9:40 despues de la explicación comentada. Se explica que debe de ser con oraciones para establecer metas. Ser específicos.</text:p>
      <text:p text:style-name="Text_20_body">Luz: bajar índices delictivos se comenta en la mesa de que es lo que se “sueña”. Se comentó de añadir al problema de rezago en infraestructura cultural y deportivo.</text:p>
      <text:p text:style-name="P5">Se comenta la redacción dela priorización de su futuro deseable, mencionando solo un punto por personas. </text:p>
      <text:h text:style-name="Heading_20_1" text:outline-level="1">Construcción de la visión por problema</text:h>
      <text:p text:style-name="P1">1. Falta de seguridad</text:p>
      <text:list xml:id="list590666260086438499" text:style-name="L1">
        <text:list-item>
          <text:p text:style-name="P2">Margarito: Una policía de carrera eficiente, con educación y con sueldos y prestaciones <text:soft-page-break/>remunerados, sociedad apoyada por esta misma.</text:p>
        </text:list-item>
        <text:list-item>
          <text:p text:style-name="P2">Marcela: disminuir la tasa de delitos 60 %, en la zona metropolita así como la victimización de los habitantes.</text:p>
        </text:list-item>
        <text:list-item>
          <text:p text:style-name="P2">Luz: Abatir los índices de criminalidad; Recuperamos la confianza de la población.</text:p>
        </text:list-item>
        <text:list-item>
          <text:p text:style-name="P2">Marta: Personal confiable y con enfoque en prevención de delito.</text:p>
        </text:list-item>
        <text:list-item>
          <text:p text:style-name="P2">Ale: confianza en todos los sectores, mínima inseguridad.</text:p>
        </text:list-item>
        <text:list-item>
          <text:p text:style-name="P2">Esteban: una ciudadanía cívicamente educada.</text:p>
        </text:list-item>
        <text:list-item>
          <text:p text:style-name="P2">Eliza: alto índice de confianza en la población, confianza en autoridades e instituciones.</text:p>
        </text:list-item>
        <text:list-item>
          <text:p text:style-name="P2">Clementina: autoridades gozan de credibilidad, seguridad de las mujeres.</text:p>
        </text:list-item>
        <text:list-item>
          <text:p text:style-name="P2">Dulce: Torreón incluyente para inversión mano de obra remunerada, respeto a los recursos naturales, zona metro segura.</text:p>
        </text:list-item>
        <text:list-item>
          <text:p text:style-name="P2">Dr. Moran: Contar y cumplir con indicadores de seguridad, cumplir 95 % de indicadores, fortalecer cultura de la legalidad. Prevención del delito. </text:p>
        </text:list-item>
        <text:list-item>
          <text:p text:style-name="P2">Cecilia Cardiel: una vinculación con las instituciones educativas para poder regularizar los recursos. Participación ciudadana en la prevención social.</text:p>
        </text:list-item>
        <text:list-item>
          <text:p text:style-name="P2">Erradicar la corrupción en las estancias de seguridad.</text:p>
        </text:list-item>
        <text:list-item>
          <text:p text:style-name="P2">Nota: Alfredo Viesca comentó que se llenen los demás espacios con cosas concretas. Y visión concreta para poder aterrizar</text:p>
        </text:list-item>
      </text:list>
      <text:p text:style-name="P1">2. Ser municipio saludable</text:p>
      <text:list xml:id="list1266733683705945435" text:style-name="L2">
        <text:list-item>
          <text:p text:style-name="P3">Margarito: Especialistas atendiendo a las personas enfermas.</text:p>
        </text:list-item>
        <text:list-item>
          <text:p text:style-name="P3">Marcela: Disminuir los índices de morbilidad, acceso a salud de calidad para todos.</text:p>
        </text:list-item>
        <text:list-item>
          <text:p text:style-name="P3">Prevención de enfermedades, eficiente infraestructura en sector salud.</text:p>
        </text:list-item>
        <text:list-item>
          <text:p text:style-name="P3">Jorge: Cultura de prevención, además de alta calidad en atención médica. </text:p>
        </text:list-item>
        <text:list-item>
          <text:p text:style-name="P3">Zona metropolitana física y clínicamente sana.</text:p>
        </text:list-item>
        <text:list-item>
          <text:p text:style-name="P3">Alejandro: Llegar a tener índices bajos y controlados. </text:p>
        </text:list-item>
        <text:list-item>
          <text:p text:style-name="P3">Esteban: aumento de atención a la población, calidad en servicio público y control sanitario.</text:p>
        </text:list-item>
        <text:list-item>
          <text:p text:style-name="P3">Municipio saludable.</text:p>
        </text:list-item>
        <text:list-item>
          <text:p text:style-name="P3">Clemente: Programas Federales, Estatales y Municipales coordinados para que se apliquen en el área de salud necesarias. </text:p>
        </text:list-item>
        <text:list-item>
          <text:p text:style-name="P3">Ciudadanos consientes.</text:p>
        </text:list-item>
        <text:list-item>
          <text:p text:style-name="P3">Dr.: lograr acceso completo por parte de todos los ciudadanos a los servicios de salud. Lograr un estándar a nivel mundial.</text:p>
        </text:list-item>
        <text:list-item>
          <text:p text:style-name="P3"><text:soft-page-break/>Ceci: lograr el estándar de municipio saludable, respetando las leyes y reglamentos. </text:p>
        </text:list-item>
      </text:list>
      <text:p text:style-name="P1">3. Vocación educativa para una adecuada vi<text:span text:style-name="T2">n</text:span>culaci<text:span text:style-name="T2">ó</text:span>n con desarrollo social.</text:p>
      <text:list xml:id="list4156539271802688295" text:style-name="L3">
        <text:list-item>
          <text:p text:style-name="P4">Margarito: Incrementar en las escuelas un análisis de vocación profesional acorde con el desarrollo económico de la Ciudad.</text:p>
        </text:list-item>
        <text:list-item>
          <text:p text:style-name="P4">Marce: combatir rezago escolar, aumentar la calidad en la formación de investigadores en áreas científicas.</text:p>
        </text:list-item>
        <text:list-item>
          <text:p text:style-name="P4">Multiplicación de programas de vinculación con la población, redirigir la atención a grupos de todo tipo, vulnerable, no vulnerable.</text:p>
        </text:list-item>
        <text:list-item>
          <text:p text:style-name="P4">Jorge: Se cumple con los estándares de calidad de la UNESCO, que se escoja una vocación universitaria específica en la comarca lagunera. </text:p>
        </text:list-item>
        <text:list-item>
          <text:p text:style-name="P4">Martha: La zona metro opera con 4 dimensiones sociedad, instituciones de educación, gobierno y empresas.</text:p>
        </text:list-item>
        <text:list-item>
          <text:p text:style-name="P4">Sustento académico desde el kínder a la universidad, de la misma forma sustento para desarrollarse.</text:p>
        </text:list-item>
        <text:list-item>
          <text:p text:style-name="P4">Aumento en la calidad de la educación, aumentar las licenciaturas a nivel humanístico. </text:p>
        </text:list-item>
        <text:list-item>
          <text:p text:style-name="P4">Enfoque de vocación en áreas que la sociedad requiere. </text:p>
        </text:list-item>
        <text:list-item>
          <text:p text:style-name="P4">Las Universidades se sustentan en base al desarrollo social</text:p>
        </text:list-item>
        <text:list-item>
          <text:p text:style-name="P4">Formar ciudadanos del mundo respetuoso.</text:p>
        </text:list-item>
        <text:list-item>
          <text:p text:style-name="P4">Dr.: Vincular al educador con el educando. (Se menciona ejemplo de las adolescentes embarazadas en la actualidad ) Existe una desvinculación entre el profesor y el alumno, la educación atiende este aspecto.</text:p>
        </text:list-item>
        <text:list-item>
          <text:p text:style-name="P4">Formación de ciudadanos responsables</text:p>
        </text:list-item>
        <text:list-item>
          <text:p text:style-name="P4">Ceci: desde k<text:span text:style-name="T2">i</text:span>nder y todos niveles se incluya curricular desde valores trabajo en equipo. </text:p>
        </text:list-item>
        <text:list-item>
          <text:p text:style-name="P4">Formación de ciudadanos responsables.</text:p>
        </text:list-item>
        <text:list-item>
          <text:p text:style-name="P4">Disminuir los índices de de<text:span text:style-name="T2">s</text:span>er<text:span text:style-name="T2">c</text:span>i<text:span text:style-name="T2">ó</text:span>n escolar en secundaria y <text:span text:style-name="T2">preparatoria.</text:span> </text:p>
        </text:list-item>
        <text:list-item>
          <text:p text:style-name="P4">Nota: Se integra al temas ciudadanos responsables que denuncian los atropellos</text:p>
        </text:list-item>
      </text:list>
      <text:p text:style-name="P1">Problema 4</text:p>
      <text:list xml:id="list2962158298739928526" text:style-name="L4">
        <text:list-item>
          <text:p text:style-name="P6">Desarrolla en escuelas elementos de arte como musca, pintura.</text:p>
        </text:list-item>
        <text:list-item>
          <text:p text:style-name="P6">Incrementa la calidad y cantidad de programas culturas y espacios públicos en un 50 %, aumenta las <text:span text:style-name="T2">bibliotecas</text:span> e inmuebles históricos.</text:p>
        </text:list-item>
        <text:list-item>
          <text:p text:style-name="P6">Multiplicación de espacios en cada barrio de la ciudad. Promoción de actividades de convivencia.</text:p>
        </text:list-item>
        <text:list-item>
          <text:p text:style-name="P6">Dos niveles de infraestructura cultural. Todo tipo de artes, espacio de aprendizaje, otro <text:soft-page-break/>espacio de disfrute.</text:p>
        </text:list-item>
        <text:list-item>
          <text:p text:style-name="P6">Ser líder en desarrollo cultural y deportivo en el país.</text:p>
        </text:list-item>
        <text:list-item>
          <text:p text:style-name="P6">Espacios distribuidos culturales y que se atienda las diferentes necesidades.</text:p>
        </text:list-item>
        <text:list-item>
          <text:p text:style-name="P6">Alto porcentaje con acceso a centros culturales integrales. Promotores culturales y creadores. Acceso gratuito.</text:p>
        </text:list-item>
        <text:list-item>
          <text:p text:style-name="P6">Identidad del ciudadano con su ciudad.</text:p>
        </text:list-item>
        <text:list-item>
          <text:p text:style-name="P6">Se proyecta como zona turística espacios limpios cuidados, colonias espacios públicos accesibles.</text:p>
        </text:list-item>
        <text:list-item>
          <text:p text:style-name="P6">Fusión entre respeto de la modernidad con raíces.</text:p>
        </text:list-item>
        <text:list-item>
          <text:p text:style-name="P6">Disminuir la brecha cultural y deportiva, infraestructura que promueva la cultura.</text:p>
        </text:list-item>
        <text:list-item>
          <text:p text:style-name="P6">Ceci: adaptada con accesibilidad y atraer a turismo, discapacidad de <text:span text:style-name="T2">lugares</text:span> denotar desarrollo del área.</text:p>
        </text:list-item>
      </text:list>
      <text:p text:style-name="P1">Problema 5</text:p>
      <text:list xml:id="list5446620085355385526" text:style-name="L5">
        <text:list-item>
          <text:p text:style-name="P7">Compromiso a trabajar con grupos vulnerables, aumentar pe<text:span text:style-name="T2">n</text:span>si<text:span text:style-name="T2">ó</text:span>n de jubilados</text:p>
        </text:list-item>
        <text:list-item>
          <text:p text:style-name="P7">Disminuir índices de pobreza.</text:p>
        </text:list-item>
        <text:list-item>
          <text:p text:style-name="P7">Vinculación de los programas institucionales de organismos públicos específicos.</text:p>
        </text:list-item>
        <text:list-item>
          <text:p text:style-name="P7">Infra para movilidad, atención a personas vulnerables, cultura de ayuda.</text:p>
        </text:list-item>
        <text:list-item>
          <text:p text:style-name="P7">Ale: reducción en las carencias, atención completa.</text:p>
        </text:list-item>
        <text:list-item>
          <text:p text:style-name="P7">Este: fomento en las <text:span text:style-name="T2">ONG</text:span> y mayor apoyo.</text:p>
        </text:list-item>
        <text:list-item>
          <text:p text:style-name="P7">Eli: centros especializados para cada grupo vulnerable.</text:p>
        </text:list-item>
        <text:list-item>
          <text:p text:style-name="P7">Du: programas sociales para disminuir grupos vulnerables.</text:p>
        </text:list-item>
        <text:list-item>
          <text:p text:style-name="P7">Dr: acceso a los <text:span text:style-name="T2">servicios</text:span> de salud al 100% mecanismos de bienestar físico</text:p>
        </text:list-item>
        <text:list-item>
          <text:p text:style-name="P7">Ceci: trabajo conjunto entre sociedad civil, <text:span text:style-name="T2">gobierno</text:span> y empresas, se trabaje con la sociedad, apego a <text:span text:style-name="T2">las</text:span> leyes</text:p>
        </text:list-item>
        <text:list-item>
          <text:p text:style-name="P7">Identifica y monitorea a grupos vulnerables.</text:p>
        </text:list-item>
        <text:list-item>
          <text:p text:style-name="P7">La mesa termino antes de lo previsto la actividad por lo que se tomo un breve receso.</text:p>
        </text:list-item>
      </text:list>
      <text:h text:style-name="Heading_20_1" text:outline-level="1">Ronda para enriquecer la visión – Intermesas</text:h>
      <text:p text:style-name="Text_20_body">A las 11 se <text:span text:style-name="T2">empieza</text:span> con la actividad, se revisa tres minutos la visión de las demás mesas, se pondrán <text:span text:style-name="T2">recomendación</text:span> y consejo de la idea la que se refiere. Igual que la actividad se ira dando recomendaciones para </text:p>
      <text:h text:style-name="Heading_20_1" text:outline-level="1"><text:soft-page-break/>Integración de la visión</text:h>
      <text:p text:style-name="Text_20_body">Se empezó con la dinamica a las 11:30 y se acomodo en dos equipos para poder cumplir con los 5 problemas los cuales se dividieron en dos grupos y se empezó complementando y leyendocada uno de los papeles en cada tema en la mesa.</text:p>
      <text:p text:style-name="Text_20_body">Se comenzó la discusión de la selección de los nuevas propuestas.</text:p>
      <text:h text:style-name="Heading_20_1" text:outline-level="1">Propuesta de objetivos y metas</text:h>
      <text:p text:style-name="Text_20_body">Dio inicio el ejercicio sobre el conociemitno que se tenga. En el formato de futuro deseable vision objetivos y metas. Luly exooplico sobre el tema afin a elegir según el conocieminto que tengan los presentes. Poner mesa y el problema que se atenderá. Además ceci explica lo que se realizo en el simulacro de ejemplo para que el grupo comprendiera la actividad a realizar. Ceci: coemnta que por afinidad se llenara las hojas para que se especializen en el conociemnot que se tenga. Se le pidió a la mesa de cuantifiar lo que se priorize para poder aterrizar la idea.</text:p>
      <text:p text:style-name="Text_20_body">El grupo comenzó con la actividad 12:15.</text:p>
      <text:h text:style-name="Heading_20_1" text:outline-level="1">Conclusión</text:h>
      <text:h text:style-name="Heading_20_1" text:outline-level="1">Agradecimiento y despedida</text:h>
      <text:p text:style-name="Text_20_body">Se cerró el taller con el agradecimiento de la asistencia de las personas, pero se continuara con el taller. El director llego agradeciendo la presencia de los invitados y terminando con la foto grupal de la mesa.</text:p>
      <text:h text:style-name="Heading_20_1" text:outline-level="1">Hora de finalización</text:h>
      <text:p text:style-name="Text_20_body">1:08 se dio por finalizado el ta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Valdés Lozano</meta:initial-creator>
    <meta:creation-date>2014-10-31T13:48:16.448010567</meta:creation-date>
    <dc:date>2014-10-31T14:13:14.913746411</dc:date>
    <dc:creator>Guillermo Valdés Lozano</dc:creator>
    <meta:editing-duration>PT20M50S</meta:editing-duration>
    <meta:editing-cycles>2</meta:editing-cycles>
    <meta:generator>LibreOffice/4.2.6.3$Linux_X86_64 LibreOffice_project/420m0$Build-3</meta:generator>
    <meta:document-statistic meta:table-count="0" meta:image-count="0" meta:object-count="0" meta:page-count="6" meta:paragraph-count="105" meta:word-count="2055" meta:character-count="12555" meta:non-whitespace-character-count="10646"/>
  </office:meta>
</office:document-meta>
</file>